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1pt" officeooo:rsid="001e5682" officeooo:paragraph-rsid="001e5682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1pt" officeooo:rsid="00203357" officeooo:paragraph-rsid="00203357" style:font-size-asian="11pt" style:font-size-complex="11pt"/>
    </style:style>
    <style:style style:name="P3" style:family="paragraph" style:parent-style-name="Standard">
      <style:text-properties style:font-name="Cantarell" fo:font-size="11pt" officeooo:rsid="00203357" officeooo:paragraph-rsid="0020335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ntarell" fo:font-size="14pt" officeooo:rsid="001e5682" officeooo:paragraph-rsid="001e568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antarell" fo:font-size="14pt" officeooo:rsid="001e5682" officeooo:paragraph-rsid="002b070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antarell" fo:font-size="14pt" officeooo:rsid="002b070b" officeooo:paragraph-rsid="002b070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antarell" fo:font-size="14pt" officeooo:rsid="002c1bee" officeooo:paragraph-rsid="002c1be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4pt" officeooo:paragraph-rsid="002d80d7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4pt" officeooo:rsid="00261236" officeooo:paragraph-rsid="0026123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4pt" officeooo:rsid="002b070b" officeooo:paragraph-rsid="002d80d7" style:font-size-asian="14pt" style:font-size-complex="14pt"/>
    </style:style>
    <style:style style:name="T1" style:family="text">
      <style:text-properties officeooo:rsid="00261236"/>
    </style:style>
    <style:style style:name="T2" style:family="text">
      <style:text-properties officeooo:rsid="002a6012"/>
    </style:style>
    <style:style style:name="T3" style:family="text">
      <style:text-properties officeooo:rsid="002b070b"/>
    </style:style>
    <style:style style:name="T4" style:family="text">
      <style:text-properties officeooo:rsid="002c1bee"/>
    </style:style>
    <style:style style:name="T5" style:family="text">
      <style:text-properties officeooo:rsid="002d80d7"/>
    </style:style>
    <style:style style:name="T6" style:family="text">
      <style:text-properties officeooo:rsid="002ed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Practica <text:span text:style-name="T2">VPN</text:span></text:p>
      <text:p text:style-name="P2">Seguridad y Alta Disponibilidad</text:p>
      <text:p text:style-name="P2">2º Administración de Sistemas Informáticos</text:p>
      <text:p text:style-name="P3"/>
      <text:p text:style-name="P4"/>
      <text:p text:style-name="P5"><text:span text:style-name="T1">1. </text:span><text:span text:style-name="T3">Somos los administradores de red de una empresa que tiene dos sedes. En una de ellas hay dos máquinas Windows (W1 y W2) en la red 192.168.0.0/24 y en la otra hay dos máquinas Linux (L1 y L2) en la red 172.18.0.0/16</text:span></text:p>
      <text:p text:style-name="P5"/>
      <text:p text:style-name="P6">Deseamos poder acceder desde cualquier máquina de una sede a cualquier máquina de la otra sede usando Wireguard en el puerto 40000. El tunel VPN debe establecerse sobre interfaces con direcciones publicas.</text:p>
      <text:p text:style-name="P6"/>
      <text:p text:style-name="P6">Monta la estructura de servidores que consideres necesaria y prueba la solución aportada, demostrando que se puede acceder a las máquinas de una red desde la otra <text:span text:style-name="T4">y viceversa</text:span>.</text:p>
      <text:p text:style-name="P6"/>
      <text:p text:style-name="P6">Una vez probado, llama al profesor para que compruebe que todo funciona.</text:p>
      <text:p text:style-name="P6"/>
      <text:p text:style-name="P7">(<text:span text:style-name="T5">5</text:span> puntos)</text:p>
      <text:p text:style-name="P6"/>
      <text:p text:style-name="P10">2. Hemos decidido implantar el teletrabajo en nuestra empresa.</text:p>
      <text:p text:style-name="P8"/>
      <text:p text:style-name="P8"><text:span text:style-name="T3">En la misma tenemos un servidor Postgres sobre Linux </text:span><text:span text:style-name="T4">en la dirección 192.168.1.2 y otro servidor al que deseamos entrar por ssh (192.168.1.3)</text:span><text:span text:style-name="T3"> a l</text:span><text:span text:style-name="T4">os</text:span><text:span text:style-name="T3"> que deseamos permitir el acceso a nuestros trabajadores remotos.</text:span></text:p>
      <text:p text:style-name="P8"/>
      <text:p text:style-name="P8"><text:span text:style-name="T4">Utiliza OpenVPN </text:span><text:span text:style-name="T5">usando</text:span><text:span text:style-name="T4"> el algoritmo de cifrado </text:span>AES-256-GCM <text:span text:style-name="T4">y plantea una solución al problema. Demuestra in situ el acceso al servidor Postgres desde un cliente Linux y al servidor ssh con un dispositivo Android.</text:span></text:p>
      <text:p text:style-name="P9"/>
      <text:p text:style-name="P7">(<text:span text:style-name="T6">7</text:span> punto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54:49.164615280</meta:creation-date>
    <dc:date>2025-01-29T10:15:35.570319866</dc:date>
    <meta:editing-duration>PT35M23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209" meta:character-count="1267" meta:non-whitespace-character-count="1070"/>
  </office:meta>
</office:document-meta>
</file>